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here is no reason to exclude Greek Barracks eye candy, but there are no column eye candies.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0.58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0.557 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40 location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n about 50% of my 1v1 generation neutral res seemed to be very one-sided</text:p>
          </table:table-cell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9];[.A87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6)'.F39:'DATE (24-11-16)'.F41 'DATE (24-11-16)'.F43:'DATE (24-11-16)'.F43 'DATE (24-11-16)'.F45:'DATE (24-11-16)'.F48 'DATE (24-11-16)'.F50:'DATE (24-11-16)'.F53 'DATE (24-11-16)'.F55:'DATE (24-11-16)'.F55 'DATE (24-11-16)'.F57:'DATE (24-11-16)'.F58 'DATE (24-11-16)'.F60:'DATE (24-11-16)'.F62 'DATE (24-11-16)'.F64:'DATE (24-11-16)'.F71 'DATE (24-11-16)'.F73:'DATE (24-11-16)'.F73 'DATE (24-11-16)'.F75:'DATE (24-11-16)'.F75 'DATE (24-11-16)'.F77:'DATE (24-11-16)'.F77 'DATE (24-11-16)'.F79:'DATE (24-11-16)'.F79 'DATE (24-11-16)'.D39:'DATE (24-11-16)'.D41 'DATE (24-11-16)'.D43:'DATE (24-11-16)'.D43 'DATE (24-11-16)'.D45:'DATE (24-11-16)'.D48 'DATE (24-11-16)'.D50:'DATE (24-11-16)'.D53 'DATE (24-11-16)'.D55:'DATE (24-11-16)'.D55 'DATE (24-11-16)'.D57:'DATE (24-11-16)'.D58 'DATE (24-11-16)'.D60:'DATE (24-11-16)'.D62 'DATE (24-11-16)'.D64:'DATE (24-11-16)'.D71 'DATE (24-11-16)'.D73:'DATE (24-11-16)'.D73 'DATE (24-11-16)'.D75:'DATE (24-11-16)'.D75 'DATE (24-11-16)'.D77:'DATE (24-11-16)'.D77 'DATE (24-11-16)'.D79:'DATE (24-11-16)'.D79 'DATE (24-11-16)'.D8:'DATE (24-11-16)'.D36 'DATE (24-11-16)'.F8:'DATE (24-11-16)'.F36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-R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 has been updated so that this is no longer non-compliant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ow is this file not .rms?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It was a misclick by me, it was fine all along!</text:p>
          </table:table-cell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hould be fixed now!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8:.$F$79];[.A87])" office:value-type="float" office:value="48" calcext:value-type="float" table:number-columns-spanned="2" table:number-rows-spanned="1">
            <text:p>48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2-01)'.F39:'DATE (24-12-01)'.F41 'DATE (24-12-01)'.F43:'DATE (24-12-01)'.F43 'DATE (24-12-01)'.F45:'DATE (24-12-01)'.F48 'DATE (24-12-01)'.F50:'DATE (24-12-01)'.F53 'DATE (24-12-01)'.F55:'DATE (24-12-01)'.F55 'DATE (24-12-01)'.F57:'DATE (24-12-01)'.F58 'DATE (24-12-01)'.F60:'DATE (24-12-01)'.F62 'DATE (24-12-01)'.F64:'DATE (24-12-01)'.F71 'DATE (24-12-01)'.F73:'DATE (24-12-01)'.F73 'DATE (24-12-01)'.F75:'DATE (24-12-01)'.F75 'DATE (24-12-01)'.F77:'DATE (24-12-01)'.F77 'DATE (24-12-01)'.F79:'DATE (24-12-01)'.F79 'DATE (24-12-01)'.D39:'DATE (24-12-01)'.D41 'DATE (24-12-01)'.D43:'DATE (24-12-01)'.D43 'DATE (24-12-01)'.D45:'DATE (24-12-01)'.D48 'DATE (24-12-01)'.D50:'DATE (24-12-01)'.D53 'DATE (24-12-01)'.D55:'DATE (24-12-01)'.D55 'DATE (24-12-01)'.D57:'DATE (24-12-01)'.D58 'DATE (24-12-01)'.D60:'DATE (24-12-01)'.D62 'DATE (24-12-01)'.D64:'DATE (24-12-01)'.D71 'DATE (24-12-01)'.D73:'DATE (24-12-01)'.D73 'DATE (24-12-01)'.D75:'DATE (24-12-01)'.D75 'DATE (24-12-01)'.D77:'DATE (24-12-01)'.D77 'DATE (24-12-01)'.D79:'DATE (24-12-01)'.D79 'DATE (24-12-01)'.D8:'DATE (24-12-01)'.D36 'DATE (24-12-01)'.F8:'DATE (24-12-01)'.F36">
            <calcext:condition calcext:apply-style-name="Red Fill" calcext:value="=&quot;Non-Compliant&quot;" calcext:base-cell-address="'DATE (24-12-01)'.D8"/>
            <calcext:condition calcext:apply-style-name="Orange Fill" calcext:value="=&quot;Exception Rejected&quot;" calcext:base-cell-address="'DATE (24-12-01)'.D8"/>
            <calcext:condition calcext:apply-style-name="Light Green Fill" calcext:value="=&quot;Compliance Expected&quot;" calcext:base-cell-address="'DATE (24-12-01)'.D8"/>
            <calcext:condition calcext:apply-style-name="Dark Green Fill" calcext:value="=&quot;Exception Granted&quot;" calcext:base-cell-address="'DATE (24-12-01)'.D8"/>
            <calcext:condition calcext:apply-style-name="Emerald Fill" calcext:value="=&quot;Compliant&quot;" calcext:base-cell-address="'DATE (24-12-01)'.D8"/>
            <calcext:condition calcext:apply-style-name="Note" calcext:value="=&quot;Not-Applicable&quot;" calcext:base-cell-address="'DATE (24-12-01)'.D8"/>
            <calcext:condition calcext:apply-style-name="Yellow Fill" calcext:value="=&quot;Exception Requested&quot;" calcext:base-cell-address="'DATE (24-12-01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2T19:22:11.491000000</dc:date>
    <meta:editing-duration>P2DT17H48M34S</meta:editing-duration>
    <meta:editing-cycles>220</meta:editing-cycles>
    <meta:generator>LibreOffice/24.8.3.2$Windows_X86_64 LibreOffice_project/48a6bac9e7e268aeb4c3483fcf825c94556d9f92</meta:generator>
    <meta:document-statistic meta:table-count="2" meta:cell-count="509" meta:object-count="0"/>
  </office:meta>
</office:document-meta>
</file>